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76.83mm" svg:height="162.21mm" svg:x="220.37mm" svg:y="6.6mm">
            <loext:p draw:notify-on-update-of-ranges="Feuille1.H6:Feuille1.H6 Feuille1.H7:Feuille1.H36 Feuille1.I6:Feuille1.I6 Feuille1.I7:Feuille1.I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ce1"/>
        <table:table-row table:style-name="ro1" table:number-rows-repeated="5">
          <table:table-cell table:number-columns-repeated="8"/>
          <table:table-cell table:style-name="Default"/>
        </table:table-row>
        <table:table-row table:style-name="ro1">
          <table:table-cell table:number-columns-repeated="7"/>
          <table:table-cell office:value-type="string" calcext:value-type="string">
            <text:p>Threshod</text:p>
          </table:table-cell>
          <table:table-cell table:style-name="Default" office:value-type="string" calcext:value-type="string">
            <text:p>Mean power consumption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297.11" calcext:value-type="float">
            <text:p>1,30E+03</text:p>
          </table:table-cell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297.09" calcext:value-type="float">
            <text:p>1,30E+03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297.05" calcext:value-type="float">
            <text:p>1,30E+03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296.92" calcext:value-type="float">
            <text:p>1,30E+03</text:p>
          </table:table-cell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296.66" calcext:value-type="float">
            <text:p>1,30E+03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296.23" calcext:value-type="float">
            <text:p>1,30E+03</text:p>
          </table:table-cell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295.61" calcext:value-type="float">
            <text:p>1,30E+03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294.86" calcext:value-type="float">
            <text:p>1,29E+03</text:p>
          </table:table-cell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294.06" calcext:value-type="float">
            <text:p>1,29E+03</text:p>
          </table:table-cell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293.33" calcext:value-type="float">
            <text:p>1,29E+03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292.76" calcext:value-type="float">
            <text:p>1,29E+03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292.41" calcext:value-type="float">
            <text:p>1,29E+03</text:p>
          </table:table-cell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292.27" calcext:value-type="float">
            <text:p>1,29E+03</text:p>
          </table:table-cell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292.32" calcext:value-type="float">
            <text:p>1,29E+03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292.49" calcext:value-type="float">
            <text:p>1,29E+03</text:p>
          </table:table-cell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292.73" calcext:value-type="float">
            <text:p>1,29E+03</text:p>
          </table:table-cell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292.97" calcext:value-type="float">
            <text:p>1,29E+03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293.2" calcext:value-type="float">
            <text:p>1,29E+03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1293.38" calcext:value-type="float">
            <text:p>1,29E+03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1293.52" calcext:value-type="float">
            <text:p>1,29E+03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293.6" calcext:value-type="float">
            <text:p>1,29E+03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293.66" calcext:value-type="float">
            <text:p>1,29E+03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293.69" calcext:value-type="float">
            <text:p>1,29E+03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1293.71" calcext:value-type="float">
            <text:p>1,29E+03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1293.72" calcext:value-type="float">
            <text:p>1,29E+03</text:p>
          </table:table-cell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293.73" calcext:value-type="float">
            <text:p>1,29E+03</text:p>
          </table:table-cell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293.74" calcext:value-type="float">
            <text:p>1,29E+03</text:p>
          </table:table-cell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1293.74" calcext:value-type="float">
            <text:p>1,29E+03</text:p>
          </table:table-cell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1293.74" calcext:value-type="float">
            <text:p>1,29E+03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table:style-name="ce2" office:value-type="float" office:value="1293.74" calcext:value-type="float">
            <text:p>1,29E+03</text:p>
          </table:table-cell>
        </table:table-row>
        <table:table-row table:style-name="ro1">
          <table:table-cell table:number-columns-repeated="8"/>
          <table:table-cell table:style-name="Default" office:value-type="float" office:value="1293.74" calcext:value-type="float">
            <text:p>1293,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1T20:54:54.688139224</meta:creation-date>
    <dc:date>2020-11-01T21:28:41.573631713</dc:date>
    <meta:editing-duration>PT1M15S</meta:editing-duration>
    <meta:editing-cycles>1</meta:editing-cycles>
    <meta:document-statistic meta:table-count="1" meta:cell-count="6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style:rotation-angle="0"/>
      <style:text-properties fo:font-size="18pt" style:font-size-asian="9pt" style:font-size-complex="9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684cm" svg:height="16.222cm" xlink:href=".." xlink:type="simple" chart:class="chart:bar" chart:style-name="ch1">
        <chart:plot-area chart:style-name="ch2" table:cell-range-address="Feuille1.H6:Feuille1.I36" chart:data-source-has-labels="both" svg:x="2.499cm" svg:y="0.787cm" svg:width="23.987cm" svg:height="13.726cm">
          <chartooo:coordinate-region svg:x="3.597cm" svg:y="1.013cm" svg:width="22.889cm" svg:height="12.8cm"/>
          <chart:axis chart:dimension="x" chart:name="primary-x" chart:style-name="ch3" chartooo:axis-type="auto">
            <chartooo:date-scale/>
            <chart:title svg:x="13.479cm" svg:y="14.514cm" chart:style-name="ch4">
              <text:p>Threshold</text:p>
            </chart:title>
            <chart:categories table:cell-range-address="Feuille1.H7:Feuille1.H36"/>
          </chart:axis>
          <chart:axis chart:dimension="y" chart:name="primary-y" chart:style-name="ch5">
            <chart:title svg:x="0.789cm" svg:y="10.904cm" chart:style-name="ch6">
              <text:p>Power consumption (W)</text:p>
            </chart:title>
            <chart:grid chart:style-name="ch7" chart:class="major"/>
          </chart:axis>
          <chart:series chart:style-name="ch8" chart:values-cell-range-address="Feuille1.I7:Feuille1.I36" chart:label-cell-address="Feuille1.I6:Feuille1.I6" chart:class="chart:ba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power consumption</text:p>
                <draw:g>
                  <svg:desc>Feuille1.I6:Feuille1.I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H7:Feuille1.H36</svg:desc>
                </draw:g>
              </table:table-cell>
              <table:table-cell office:value-type="float" office:value="1297.11">
                <text:p>1297.11</text:p>
                <draw:g>
                  <svg:desc>Feuille1.I7:Feuille1.I3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97.09">
                <text:p>1297.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97.05">
                <text:p>1297.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96.92">
                <text:p>1296.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96.66">
                <text:p>1296.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96.23">
                <text:p>1296.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95.61">
                <text:p>1295.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94.86">
                <text:p>1294.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94.06">
                <text:p>1294.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93.33">
                <text:p>1293.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92.76">
                <text:p>1292.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92.41">
                <text:p>1292.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92.27">
                <text:p>1292.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92.32">
                <text:p>1292.3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92.49">
                <text:p>1292.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92.73">
                <text:p>1292.7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92.97">
                <text:p>1292.9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93.2">
                <text:p>1293.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293.38">
                <text:p>1293.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93.52">
                <text:p>1293.5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293.6">
                <text:p>1293.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93.66">
                <text:p>1293.6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293.69">
                <text:p>1293.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293.71">
                <text:p>1293.7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293.72">
                <text:p>1293.7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93.73">
                <text:p>1293.7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293.74">
                <text:p>1293.7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293.74">
                <text:p>1293.7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293.74">
                <text:p>1293.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93.74">
                <text:p>1293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